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background-color="#72bf44"/>
    </style:style>
    <style:style style:name="P2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</style:style>
    <style:style style:name="P3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3.5pt" style:font-name-asian="Times New Roman1" style:font-size-asian="13.5pt" style:language-asian="en" style:country-asian="IN" style:font-name-complex="Courier New2" style:font-size-complex="13.5pt"/>
    </style:style>
    <style:style style:name="P4" style:family="paragraph" style:parent-style-name="Standard">
      <loext:graphic-properties draw:fill="solid" draw:fill-color="#ffffff"/>
      <style:paragraph-properties fo:margin-top="0cm" fo:margin-bottom="0.212cm" loext:contextual-spacing="false" fo:line-height="100%" fo:text-align="center" style:justify-single-word="false" fo:background-color="#ffffff"/>
      <style:text-properties fo:color="#000000" style:font-name="Times New Roman" fo:font-size="13.5pt" style:font-name-asian="Times New Roman1" style:font-size-asian="13.5pt" style:language-asian="en" style:country-asian="IN" style:font-name-complex="Times New Roman1" style:font-size-complex="13.5pt"/>
    </style:style>
    <style:style style:name="P5" style:family="paragraph" style:parent-style-name="Standard" style:master-page-name="Standard">
      <loext:graphic-properties draw:fill="solid" draw:fill-color="#ffffff"/>
      <style:paragraph-properties fo:margin-top="0cm" fo:margin-bottom="0.688cm" loext:contextual-spacing="false" fo:line-height="100%" style:page-number="auto" fo:background-color="#ffffff"/>
      <style:text-properties fo:color="#000000" style:font-name="Times New Roman" fo:font-size="13.5pt" fo:font-weight="bold" style:font-name-asian="Times New Roman1" style:font-size-asian="13.5pt" style:language-asian="en" style:country-asian="IN" style:font-weight-asian="bold" style:font-name-complex="Times New Roman1" style:font-size-complex="13.5pt" style:font-weight-complex="bold"/>
    </style:style>
    <style:style style:name="P6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fo:color="#000000" style:font-name="Times New Roman" fo:font-size="13.5pt" fo:font-weight="bold" style:font-name-asian="Times New Roman1" style:font-size-asian="13.5pt" style:language-asian="en" style:country-asian="IN" style:font-weight-asian="bold" style:font-name-complex="Times New Roman1" style:font-size-complex="13.5pt" style:font-weight-complex="bold"/>
    </style:style>
    <style:style style:name="P7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fo:color="#000000" style:font-name="Times New Roman" fo:font-size="13.5pt" style:font-name-asian="Times New Roman1" style:font-size-asian="13.5pt" style:language-asian="en" style:country-asian="IN" style:font-name-complex="Times New Roman1" style:font-size-complex="13.5pt"/>
    </style:style>
    <style:style style:name="P8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fo:color="#000000" style:font-name="Times New Roman" fo:font-size="13.5pt" fo:background-color="#72bf44" style:font-name-asian="Times New Roman1" style:font-size-asian="13.5pt" style:language-asian="en" style:country-asian="IN" style:font-name-complex="Times New Roman1" style:font-size-complex="13.5pt"/>
    </style:style>
    <style:style style:name="P9" style:family="paragraph" style:parent-style-name="Standard">
      <style:text-properties fo:font-weight="bold" style:font-weight-asian="bold"/>
    </style:style>
    <style:style style:name="P10" style:family="paragraph" style:parent-style-name="Standard">
      <style:text-properties fo:background-color="#72bf44"/>
    </style:style>
    <style:style style:name="P11" style:family="paragraph" style:parent-style-name="Standard" style:list-style-name="WWNum1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fo:background-color="#72bf44" style:font-name-asian="Times New Roman1" style:font-size-asian="13.5pt" style:language-asian="en" style:country-asian="IN" style:font-name-complex="Times New Roman1" style:font-size-complex="13.5pt"/>
    </style:style>
    <style:style style:name="P12" style:family="paragraph" style:parent-style-name="Standard" style:list-style-name="WWNum4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fo:background-color="#72bf44" style:font-name-asian="Times New Roman1" style:font-size-asian="13.5pt" style:language-asian="en" style:country-asian="IN" style:font-name-complex="Times New Roman1" style:font-size-complex="13.5pt"/>
    </style:style>
    <style:style style:name="P13" style:family="paragraph" style:parent-style-name="Standard" style:list-style-name="WWNum5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fo:background-color="#72bf44" style:font-name-asian="Times New Roman1" style:font-size-asian="13.5pt" style:language-asian="en" style:country-asian="IN" style:font-name-complex="Times New Roman1" style:font-size-complex="13.5pt"/>
    </style:style>
    <style:style style:name="P14" style:family="paragraph" style:parent-style-name="Standard" style:list-style-name="WWNum7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fo:background-color="#72bf44" style:font-name-asian="Times New Roman1" style:font-size-asian="13.5pt" style:language-asian="en" style:country-asian="IN" style:font-name-complex="Times New Roman1" style:font-size-complex="13.5pt"/>
    </style:style>
    <style:style style:name="P15" style:family="paragraph" style:parent-style-name="Standard" style:list-style-name="WWNum8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fo:background-color="#72bf44" style:font-name-asian="Times New Roman1" style:font-size-asian="13.5pt" style:language-asian="en" style:country-asian="IN" style:font-name-complex="Times New Roman1" style:font-size-complex="13.5pt"/>
    </style:style>
    <style:style style:name="P16" style:family="paragraph" style:parent-style-name="Standard" style:list-style-name="WWNum2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language-asian="en" style:country-asian="IN" style:font-name-complex="Times New Roman1" style:font-size-complex="13.5pt"/>
    </style:style>
    <style:style style:name="P17" style:family="paragraph" style:parent-style-name="Standard" style:list-style-name="WWNum3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language-asian="en" style:country-asian="IN" style:font-name-complex="Times New Roman1" style:font-size-complex="13.5pt"/>
    </style:style>
    <style:style style:name="P18" style:family="paragraph" style:parent-style-name="Standard" style:list-style-name="WWNum6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language-asian="en" style:country-asian="IN" style:font-name-complex="Times New Roman1" style:font-size-complex="13.5pt"/>
    </style:style>
    <style:style style:name="P19" style:family="paragraph" style:parent-style-name="Standard" style:list-style-name="WWNum1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fo:background-color="#72bf44" style:font-name-asian="Times New Roman1" style:font-size-asian="13.5pt" style:language-asian="en" style:country-asian="IN" style:font-name-complex="Times New Roman1" style:font-size-complex="13.5pt"/>
    </style:style>
    <style:style style:name="P20" style:family="paragraph" style:parent-style-name="Standard" style:list-style-name="WWNum3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fo:background-color="#72bf44" style:font-name-asian="Times New Roman1" style:font-size-asian="13.5pt" style:language-asian="en" style:country-asian="IN" style:font-name-complex="Times New Roman1" style:font-size-complex="13.5pt"/>
    </style:style>
    <style:style style:name="P21" style:family="paragraph" style:parent-style-name="Standard" style:list-style-name="WWNum4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fo:background-color="#72bf44" style:font-name-asian="Times New Roman1" style:font-size-asian="13.5pt" style:language-asian="en" style:country-asian="IN" style:font-name-complex="Times New Roman1" style:font-size-complex="13.5pt"/>
    </style:style>
    <style:style style:name="P22" style:family="paragraph" style:parent-style-name="Standard" style:list-style-name="WWNum5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fo:background-color="#72bf44" style:font-name-asian="Times New Roman1" style:font-size-asian="13.5pt" style:language-asian="en" style:country-asian="IN" style:font-name-complex="Times New Roman1" style:font-size-complex="13.5pt"/>
    </style:style>
    <style:style style:name="P23" style:family="paragraph" style:parent-style-name="Standard" style:list-style-name="WWNum6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fo:background-color="#72bf44" style:font-name-asian="Times New Roman1" style:font-size-asian="13.5pt" style:language-asian="en" style:country-asian="IN" style:font-name-complex="Times New Roman1" style:font-size-complex="13.5pt"/>
    </style:style>
    <style:style style:name="P24" style:family="paragraph" style:parent-style-name="Standard" style:list-style-name="WWNum7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fo:background-color="#72bf44" style:font-name-asian="Times New Roman1" style:font-size-asian="13.5pt" style:language-asian="en" style:country-asian="IN" style:font-name-complex="Times New Roman1" style:font-size-complex="13.5pt"/>
    </style:style>
    <style:style style:name="P25" style:family="paragraph" style:parent-style-name="Standard" style:list-style-name="WWNum2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fo:background-color="#72bf44" style:font-name-asian="Times New Roman1" style:font-size-asian="13.5pt" style:language-asian="en" style:country-asian="IN" style:font-name-complex="Times New Roman1" style:font-size-complex="13.5pt"/>
    </style:style>
    <style:style style:name="P26" style:family="paragraph" style:parent-style-name="Standard" style:list-style-name="WWNum1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language-asian="en" style:country-asian="IN" style:font-name-complex="Times New Roman1" style:font-size-complex="13.5pt"/>
    </style:style>
    <style:style style:name="P27" style:family="paragraph" style:parent-style-name="Standard" style:list-style-name="WWNum2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language-asian="en" style:country-asian="IN" style:font-name-complex="Times New Roman1" style:font-size-complex="13.5pt"/>
    </style:style>
    <style:style style:name="P28" style:family="paragraph" style:parent-style-name="Standard" style:list-style-name="WWNum3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language-asian="en" style:country-asian="IN" style:font-name-complex="Times New Roman1" style:font-size-complex="13.5pt"/>
    </style:style>
    <style:style style:name="P29" style:family="paragraph" style:parent-style-name="Standard" style:list-style-name="WWNum7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language-asian="en" style:country-asian="IN" style:font-name-complex="Times New Roman1" style:font-size-complex="13.5pt"/>
    </style:style>
    <style:style style:name="P30" style:family="paragraph" style:parent-style-name="Standard" style:list-style-name="WWNum8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language-asian="en" style:country-asian="IN" style:font-name-complex="Times New Roman1" style:font-size-complex="13.5pt"/>
    </style:style>
    <style:style style:name="P31" style:family="paragraph" style:parent-style-name="Standard" style:list-style-name="WWNum4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</style:style>
    <style:style style:name="P32" style:family="paragraph" style:parent-style-name="Standard" style:list-style-name="WWNum1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fo:background-color="transparent" style:font-name-asian="Times New Roman1" style:font-size-asian="13.5pt" style:language-asian="en" style:country-asian="IN" style:font-name-complex="Times New Roman1" style:font-size-complex="13.5pt"/>
    </style:style>
    <style:style style:name="P33" style:family="paragraph" style:parent-style-name="Standard" style:list-style-name="WWNum3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fo:background-color="#72bf44" style:font-name-asian="Times New Roman1" style:font-size-asian="13.5pt" style:language-asian="en" style:country-asian="IN" style:font-name-complex="Times New Roman1" style:font-size-complex="13.5pt"/>
    </style:style>
    <style:style style:name="P34" style:family="paragraph" style:parent-style-name="Standard" style:list-style-name="WWNum4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fo:background-color="#72bf44" style:font-name-asian="Times New Roman1" style:font-size-asian="13.5pt" style:language-asian="en" style:country-asian="IN" style:font-name-complex="Times New Roman1" style:font-size-complex="13.5pt"/>
    </style:style>
    <style:style style:name="P35" style:family="paragraph" style:parent-style-name="Standard" style:list-style-name="WWNum5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fo:background-color="#72bf44" style:font-name-asian="Times New Roman1" style:font-size-asian="13.5pt" style:language-asian="en" style:country-asian="IN" style:font-name-complex="Times New Roman1" style:font-size-complex="13.5pt"/>
    </style:style>
    <style:style style:name="P36" style:family="paragraph" style:parent-style-name="Standard" style:list-style-name="WWNum6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language-asian="en" style:country-asian="IN" style:font-name-complex="Times New Roman1" style:font-size-complex="13.5pt"/>
    </style:style>
    <style:style style:name="P37" style:family="paragraph" style:parent-style-name="Standard" style:list-style-name="WWNum7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language-asian="en" style:country-asian="IN" style:font-name-complex="Times New Roman1" style:font-size-complex="13.5pt"/>
    </style:style>
    <style:style style:name="P38" style:family="paragraph" style:parent-style-name="Standard" style:list-style-name="WWNum8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language-asian="en" style:country-asian="IN" style:font-name-complex="Times New Roman1" style:font-size-complex="13.5pt"/>
    </style:style>
    <style:style style:name="P39" style:family="paragraph" style:parent-style-name="Standard" style:list-style-name="WWNum2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fo:background-color="#ffffff" style:font-name-asian="Times New Roman1" style:font-size-asian="13.5pt" style:language-asian="en" style:country-asian="IN" style:font-name-complex="Times New Roman1" style:font-size-complex="13.5pt"/>
    </style:style>
    <style:style style:name="P40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3.5pt" style:font-name-asian="Times New Roman1" style:font-size-asian="13.5pt" style:language-asian="en" style:country-asian="IN" style:font-name-complex="Courier New2" style:font-size-complex="13.5pt"/>
    </style:style>
    <style:style style:name="T1" style:family="text">
      <style:text-properties fo:color="#000000" style:font-name="Times New Roman" fo:font-size="13.5pt" fo:font-weight="bold" style:font-name-asian="Times New Roman1" style:font-size-asian="13.5pt" style:language-asian="en" style:country-asian="IN" style:font-weight-asian="bold" style:font-name-complex="Times New Roman1" style:font-size-complex="13.5pt" style:font-weight-complex="bold"/>
    </style:style>
    <style:style style:name="T2" style:family="text">
      <style:text-properties fo:color="#000000" style:font-name="Times New Roman" fo:font-size="13.5pt" style:font-name-asian="Times New Roman1" style:font-size-asian="13.5pt" style:language-asian="en" style:country-asian="IN" style:font-name-complex="Times New Roman1" style:font-size-complex="13.5pt"/>
    </style:style>
    <style:style style:name="T3" style:family="text">
      <style:text-properties fo:color="#000000" style:font-name="Times New Roman" fo:font-size="13.5pt" fo:background-color="#72bf44" loext:char-shading-value="0" style:font-name-asian="Times New Roman1" style:font-size-asian="13.5pt" style:language-asian="en" style:country-asian="IN" style:font-name-complex="Times New Roman1" style:font-size-complex="13.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re Java: Part 1<text:bookmark text:name="_GoBack"/></text:p>
      <text:p text:style-name="P6">Which of the following are keywords in Java programming language</text:p>
      <text:list xml:id="list816276270" text:style-name="WWNum1">
        <text:list-item>
          <text:p text:style-name="P11">a) public</text:p>
        </text:list-item>
        <text:list-item>
          <text:p text:style-name="P19">b) static</text:p>
        </text:list-item>
        <text:list-item>
          <text:p text:style-name="P19">c) void</text:p>
        </text:list-item>
        <text:list-item>
          <text:p text:style-name="P26">d) main</text:p>
        </text:list-item>
        <text:list-item>
          <text:p text:style-name="P32">e) scope</text:p>
        </text:list-item>
      </text:list>
      <text:p text:style-name="P6">Consider the code</text:p>
      <text:p text:style-name="P3">private static void printTotal(int i, int j) {</text:p>
      <text:p text:style-name="P3">int sum = i + j;</text:p>
      <text:p text:style-name="P3">System.out.println("This program performs addition " +</text:p>
      <text:p text:style-name="P3">"using two numbers supplied.");</text:p>
      <text:p text:style-name="P3">System.out.println("The two numbers and the sum: " +</text:p>
      <text:p text:style-name="P3">i + " + " + j + " = " + sum);</text:p>
      <text:p text:style-name="P3">}</text:p>
      <text:p text:style-name="P7">In the above code which of the following define local variables:</text:p>
      <text:list xml:id="list3009116439" text:style-name="WWNum2">
        <text:list-item>
          <text:p text:style-name="P16">a) i, j only.</text:p>
        </text:list-item>
        <text:list-item>
          <text:p text:style-name="P27">b) sum only.</text:p>
        </text:list-item>
        <text:list-item>
          <text:p text:style-name="P25">c) i, j and sum.</text:p>
        </text:list-item>
        <text:list-item>
          <text:p text:style-name="P39">d) There are no local variables.</text:p>
        </text:list-item>
      </text:list>
      <text:p text:style-name="P6">Which of the following are correct regarding Java variables</text:p>
      <text:list xml:id="list3340904267" text:style-name="WWNum3">
        <text:list-item>
          <text:p text:style-name="P17">a) The default value for boolean variable is: true.</text:p>
        </text:list-item>
        <text:list-item>
          <text:p text:style-name="P28">b) A literal and a variable are the same.</text:p>
        </text:list-item>
        <text:list-item>
          <text:p text:style-name="P20">c) This is a valid variable declaration: int _52 = 52;</text:p>
        </text:list-item>
        <text:list-item>
          <text:p text:style-name="P33">d) This is a valid instance variable declaration: int i, j = 10;</text:p>
        </text:list-item>
      </text:list>
      <text:p text:style-name="P6">Consider the code:</text:p>
      <text:p text:style-name="P3">// This program prints text and an integer number.</text:p>
      <text:p text:style-name="P3">public class YearPrinter {</text:p>
      <text:p text:style-name="P3">public static void main(String [] args) {</text:p>
      <text:p text:style-name="P3">int year= 2013;</text:p>
      <text:p text:style-name="P3">System.out.println("This year is: " + year);</text:p>
      <text:p text:style-name="P3">}</text:p>
      <text:p text:style-name="P3">}</text:p>
      <text:p text:style-name="P7">Which of the following are correct of the above code:</text:p>
      <text:list xml:id="list1474090698" text:style-name="WWNum4">
        <text:list-item>
          <text:p text:style-name="P12"><text:soft-page-break/>a) “year” is a numeric variable.</text:p>
        </text:list-item>
        <text:list-item>
          <text:p text:style-name="P31"><text:span text:style-name="T3">b) ‘System.out.println(“This year is: ” + year);’ is a statement</text:span><text:span text:style-name="T2">.</text:span></text:p>
        </text:list-item>
        <text:list-item>
          <text:p text:style-name="P21">c) “YearPrinter” is the name of a class.</text:p>
        </text:list-item>
        <text:list-item>
          <text:p text:style-name="P21">d) “main” is the name of a method.</text:p>
        </text:list-item>
        <text:list-item>
          <text:p text:style-name="P34">e) “//” is used to write a comment within a class.</text:p>
        </text:list-item>
      </text:list>
      <text:p text:style-name="P2"><text:span text:style-name="T1">Q 5 :</text:span><text:span text:style-name="T2"> </text:span><text:span text:style-name="T1">Which of the following code snippets correctly show statement “blocks”</text:span></text:p>
      <text:p text:style-name="P2"><text:span text:style-name="T3">a</text:span><text:span text:style-name="T2">.</text:span></text:p>
      <text:p text:style-name="P3">public int calculate(int a, int b) {</text:p>
      <text:p text:style-name="P3">int c = a + b;</text:p>
      <text:p text:style-name="P3">System.out.println("a+b = " + c);</text:p>
      <text:p text:style-name="P3">return c;</text:p>
      <text:p text:style-name="P3">}</text:p>
      <text:p text:style-name="P8">b.</text:p>
      <text:p text:style-name="P3">String a = "Java";</text:p>
      <text:p text:style-name="P3">String b = "programming";</text:p>
      <text:p text:style-name="P3">String c = "Java programming";</text:p>
      <text:p text:style-name="P3">if (c.equals(a + b)) {</text:p>
      <text:p text:style-name="P3">System.out.println("Java programming"); // prints Java programming</text:p>
      <text:p text:style-name="P3">}</text:p>
      <text:p text:style-name="P8">c.</text:p>
      <text:p text:style-name="P3">{</text:p>
      <text:p text:style-name="P3">Object object = null;</text:p>
      <text:p text:style-name="P3">}</text:p>
      <text:p text:style-name="P8">d.</text:p>
      <text:p text:style-name="P3">Integer i = null;</text:p>
      <text:p text:style-name="P3">try {</text:p>
      <text:p text:style-name="P3">i = new Integer("56");</text:p>
      <text:p text:style-name="P3">}</text:p>
      <text:p text:style-name="P3">catch(NumberFormatException nfe) {</text:p>
      <text:p text:style-name="P3">nfe.printStackTrace();</text:p>
      <text:p text:style-name="P3">}</text:p>
      <text:p text:style-name="P6">To create a Java application which of the following are required</text:p>
      <text:list xml:id="list2076851978" text:style-name="WWNum5">
        <text:list-item>
          <text:p text:style-name="P13">a) A source code file.</text:p>
        </text:list-item>
        <text:list-item>
          <text:p text:style-name="P22">b) Java programming language compiler.</text:p>
        </text:list-item>
        <text:list-item>
          <text:p text:style-name="P22">c) A text editor or an IDE.</text:p>
        </text:list-item>
        <text:list-item>
          <text:p text:style-name="P35"><text:soft-page-break/>d) The Java application launcer.</text:p>
        </text:list-item>
      </text:list>
      <text:p text:style-name="P6">Consider the code</text:p>
      <text:p text:style-name="P3">public class YearPrinter {</text:p>
      <text:p text:style-name="P3">public static void main(String [] args) {</text:p>
      <text:p text:style-name="P3">new YearPrinter().printIt();</text:p>
      <text:p text:style-name="P3">}</text:p>
      <text:p text:style-name="P3">private void printIt() {</text:p>
      <text:p text:style-name="P3">int year= 2013;</text:p>
      <text:p text:style-name="P3">System.out.println("This year is: " + year);</text:p>
      <text:p text:style-name="P3">}</text:p>
      <text:p text:style-name="P3"/>
      <text:p text:style-name="P3">}</text:p>
      <text:p text:style-name="P7">Which one of the following is correct after the above is compiled and run:</text:p>
      <text:list xml:id="list2988633471" text:style-name="WWNum6">
        <text:list-item>
          <text:p text:style-name="P18">a) There is a compile time error.</text:p>
        </text:list-item>
        <text:list-item>
          <text:p text:style-name="P23">b) The program prints “The year is: 2013”.</text:p>
        </text:list-item>
        <text:list-item>
          <text:p text:style-name="P36">c) There is a runtime error.</text:p>
        </text:list-item>
      </text:list>
      <text:p text:style-name="P6">Consider the code</text:p>
      <text:p text:style-name="P3">package mypackage;</text:p>
      <text:p text:style-name="P3"/>
      <text:p text:style-name="P3">public class ClassA {</text:p>
      <text:p text:style-name="P3">public static void main(String [] args) {</text:p>
      <text:p text:style-name="P3">new ClassA().doThis();</text:p>
      <text:p text:style-name="P3">}</text:p>
      <text:p text:style-name="P3">public void doThis() {</text:p>
      <text:p text:style-name="P3">System.out.println("Running the ClassA class.");</text:p>
      <text:p text:style-name="P3">}</text:p>
      <text:p text:style-name="P3">}</text:p>
      <text:p text:style-name="P7">Assume that the ClassA.java is in the current directory. And, all the Java commands are run from the current directory. Which of the following are correct:</text:p>
      <text:p text:style-name="P4"/>
      <text:list xml:id="list3264512565" text:style-name="WWNum7">
        <text:list-item>
          <text:p text:style-name="P14">a) The command “javac -d . ClassA.java” at command prompt creates a directory called mypackage, and ClassA.class file within that directory.</text:p>
        </text:list-item>
        <text:list-item>
          <text:p text:style-name="P24">b) The above class can be run at the command prompt using the command “java mypackage.ClassA”.</text:p>
        </text:list-item>
        <text:list-item>
          <text:p text:style-name="P29">c) The above class can be run at the command prompt using the command “java ClassA”.</text:p>
        </text:list-item>
        <text:list-item>
          <text:p text:style-name="P37"><text:soft-page-break/>d) The above class can be run at the command prompt using the command “java ClassA.class”.</text:p>
        </text:list-item>
      </text:list>
      <text:p text:style-name="P6">The package and import statements must be specified before a class definition within a class file</text:p>
      <text:p text:style-name="P2"><text:span text:style-name="T3">True</text:span><text:span text:style-name="T2"> or false:</text:span></text:p>
      <text:p text:style-name="P6">Consider the following two Java classes</text:p>
      <text:p text:style-name="P3">ProgramA.java:</text:p>
      <text:p text:style-name="P3"/>
      <text:p text:style-name="P3">import java.util.ArrayList;</text:p>
      <text:p text:style-name="P3">public class ProgramA {</text:p>
      <text:p text:style-name="P3"/>
      <text:p text:style-name="P3">public static void main (String [] rrr) {</text:p>
      <text:p text:style-name="P3">ArrayList&lt;String&gt; list1 = new ArrayList&lt;String&gt;();</text:p>
      <text:p text:style-name="P3">list1.add("element 1");</text:p>
      <text:p text:style-name="P3">System.out.println("An element is added to the array list.");</text:p>
      <text:p text:style-name="P3">}</text:p>
      <text:p text:style-name="P3">}</text:p>
      <text:p text:style-name="P3"/>
      <text:p text:style-name="P3">ProgramB.java:</text:p>
      <text:p text:style-name="P3"/>
      <text:p text:style-name="P3">public class ProgramB {</text:p>
      <text:p text:style-name="P3"/>
      <text:p text:style-name="P3">public static void main (String [] args) {</text:p>
      <text:p text:style-name="P3">java.util.ArrayList&lt;String&gt; list = new java.util.ArrayList&lt;String&gt;();</text:p>
      <text:p text:style-name="P3">list.add("element 1");</text:p>
      <text:p text:style-name="P3">System.out.println("An element is added to the array list.");</text:p>
      <text:p text:style-name="P3">}</text:p>
      <text:p text:style-name="P3">}</text:p>
      <text:p text:style-name="P7">Which of the following are correct of the above two classes:</text:p>
      <text:list xml:id="list1162106858" text:style-name="WWNum8">
        <text:list-item>
          <text:p text:style-name="P15">a) Both ProgramA and ProgramB compile, run and print “An element is added to the arraylist .”.</text:p>
        </text:list-item>
        <text:list-item>
          <text:p text:style-name="P30">b) Only ProgramA compiles, runs and prints “An element is added to the arraylist .”.</text:p>
        </text:list-item>
        <text:list-item>
          <text:p text:style-name="P30">c) Only ProgramB compiles, runs and print “An element is added to the arraylist .”.</text:p>
        </text:list-item>
        <text:list-item>
          <text:p text:style-name="P38">d) Both ProgramA and ProgramB fail to compile and run.</text:p>
        </text:list-item>
      </text:list>
      <text:p text:style-name="Standard"><text:soft-page-break/></text:p>
      <text:p text:style-name="Standard"/>
      <text:p text:style-name="Standard"/>
      <text:p text:style-name="P9">Which of the following is not introduced with Java 8?</text:p>
      <text:p text:style-name="Standard">a) Stream API</text:p>
      <text:p text:style-name="P1">b) Serialization</text:p>
      <text:p text:style-name="Standard">c) Spliterator</text:p>
      <text:p text:style-name="Standard">d) Lambda Expression</text:p>
      <text:p text:style-name="Standard"/>
      <text:p text:style-name="Standard"/>
      <text:p text:style-name="P9">What is the purpose of BooleanSupplier function interface?</text:p>
      <text:p text:style-name="P1">a) represents supplier of Boolean-valued results</text:p>
      <text:p text:style-name="Standard">b) returns Boolean-valued result</text:p>
      <text:p text:style-name="Standard">c) There is no such function interface</text:p>
      <text:p text:style-name="Standard">d) returns null if Boolean is passed as argument</text:p>
      <text:p text:style-name="Standard"/>
      <text:p text:style-name="P9">What is the return type of lambda expression?</text:p>
      <text:p text:style-name="Standard">a) String</text:p>
      <text:p text:style-name="Standard">b) Object</text:p>
      <text:p text:style-name="Standard">c) void</text:p>
      <text:p text:style-name="P1">d) Function</text:p>
      <text:p text:style-name="Standard"/>
      <text:p text:style-name="P9">Which is the new method introduced in java 8 to iterate over a collection?</text:p>
      <text:p text:style-name="Standard">a) for (String i : StringList)</text:p>
      <text:p text:style-name="Standard">b) foreach (String i : StringList)</text:p>
      <text:p text:style-name="P1">c) StringList.forEach()</text:p>
      <text:p text:style-name="Standard">d) List.for()</text:p>
      <text:p text:style-name="Standard"/>
      <text:p text:style-name="P9">What are the two types of Streams offered by java 8?</text:p>
      <text:p text:style-name="P1">a) sequential and parallel</text:p>
      <text:p text:style-name="Standard">b) sequential and random</text:p>
      <text:p text:style-name="Standard"><text:soft-page-break/>c) parallel and random</text:p>
      <text:p text:style-name="Standard">d) random and synchronized</text:p>
      <text:p text:style-name="Standard"/>
      <text:p text:style-name="Standard"/>
      <text:p text:style-name="P9">Which feature of java 8 enables us to create a work stealing thread pool using all available processors at its target?</text:p>
      <text:p text:style-name="Standard">a) workPool</text:p>
      <text:p text:style-name="P1">b) newWorkStealingPool</text:p>
      <text:p text:style-name="Standard">c) threadPool</text:p>
      <text:p text:style-name="Standard">d) workThreadPool</text:p>
      <text:p text:style-name="Standard"/>
      <text:p text:style-name="P9">What does Files.lines(Path path) do?</text:p>
      <text:p text:style-name="Standard">a) It reads all the files at the path specified as a String</text:p>
      <text:p text:style-name="P1">b) It reads all the lines from a file as a Stream</text:p>
      <text:p text:style-name="Standard">c) It reads the filenames at the path specified</text:p>
      <text:p text:style-name="Standard">d) It counts the number of lines for files at the path specified</text:p>
      <text:p text:style-name="Standard"/>
      <text:p text:style-name="P9">What is Optional object used for?</text:p>
      <text:p text:style-name="Standard">a) Optional is used for optional runtime argument</text:p>
      <text:p text:style-name="Standard">b) Optional is used for optional spring profile</text:p>
      <text:p text:style-name="P1">c) Optional is used to represent null with absent value</text:p>
      <text:p text:style-name="Standard">d) Optional means it’s not mandatory for method to return object</text:p>
      <text:p text:style-name="Standard"/>
      <text:p text:style-name="P9">What is the substitute of Rhino javascript engine in Java 8?</text:p>
      <text:p text:style-name="P1">a) Nashorn</text:p>
      <text:p text:style-name="Standard">b) V8</text:p>
      <text:p text:style-name="Standard">c) Inscript</text:p>
      <text:p text:style-name="Standard">d) Narcissus</text:p>
      <text:p text:style-name="Standard"/>
      <text:p text:style-name="P9">What does SAM stand for in the context of Functional Interface?</text:p>
      <text:p text:style-name="Standard">a) Single Ambivalue Method</text:p>
      <text:p text:style-name="P1">b) Single Abstract Method</text:p>
      <text:p text:style-name="Standard"><text:soft-page-break/>c) Simple Active Markup</text:p>
      <text:p text:style-name="Standard">d) Simple Abstract Marku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2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2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3.5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3.5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3.5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3.5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3.5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3.5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style:font-name="Times New Roman" fo:font-family="'Times New Roman'" style:font-family-generic="roman" style:font-pitch="variable" fo:font-size="13.5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style:font-name="Times New Roman" fo:font-family="'Times New Roman'" style:font-family-generic="roman" style:font-pitch="variable" fo:font-size="13.5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9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0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48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5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6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6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6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6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67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68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9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0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7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7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anta Sarma</meta:initial-creator>
    <meta:editing-cycles>4</meta:editing-cycles>
    <meta:creation-date>2019-03-26T11:33:00</meta:creation-date>
    <dc:date>2019-03-26T23:22:05.043588524</dc:date>
    <meta:editing-duration>PT12M49S</meta:editing-duration>
    <meta:generator>LibreOffice/6.0.7.3$Linux_X86_64 LibreOffice_project/00m0$Build-3</meta:generator>
    <meta:document-statistic meta:table-count="0" meta:image-count="0" meta:object-count="0" meta:page-count="7" meta:paragraph-count="174" meta:word-count="1034" meta:character-count="5741" meta:non-whitespace-character-count="491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